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9b00d3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xplicação do meu código em Python.</text:span></text:p>
      <text:p text:style-name="P1"><text:span text:style-name="T1">Em roxo o código, em preto a explicação.</text:span></text:p>
      <text:p text:style-name="P1"><text:span text:style-name="T1"><text:line-break/>Comentário inicial</text:span></text:p>
      <text:p text:style-name="P1"><text:span text:style-name="T2"># projeto de calculadora </text:span></text:p>
      <text:p text:style-name="P1"><text:span text:style-name="T3">Exibindo mensagem de boas vinda + instruções de uso</text:span><text:span text:style-name="T4"/></text:p>
      <text:p text:style-name="P1"><text:span text:style-name="T4">print("Bem vindo a essa belíssima e básica calculadora!")</text:span></text:p>
      <text:p text:style-name="P1"><text:span text:style-name="T4">print("Instruções: Use ponto(.) para números reais.")</text:span></text:p>
      <text:p text:style-name="P1"><text:span text:style-name="T5">Aqui coloquei um looping para o programa reiniciar caso eu queira fazer novos calculos ao finalizar uma operação.</text:span></text:p>
      <text:p text:style-name="P1"><text:span text:style-name="T5">No final desse While tem uma pergunta se eu quero continuar, e se eu digitar S ou s o programa volta para o ínicio do looping até a resposta ser diferente de S ou s.</text:span></text:p>
      <text:p text:style-name="P1"><text:span text:style-name="T5">S ou s porque o python é case sensitive e ainda não sei programar o suficiente para outra solução mais bonita kkk</text:span><text:span text:style-name="T6"/></text:p>
      <text:p text:style-name="P1"><text:span text:style-name="T6">reiniciar = "S"</text:span></text:p>
      <text:p text:style-name="P1"><text:span text:style-name="T6">while (reiniciar == "S") or (reiniciar == "s"):</text:span></text:p>
      <text:p text:style-name="P1"><text:span text:style-name="T6"/></text:p>
      <text:p text:style-name="P1"><text:span text:style-name="T7">Então, se a resposta da pergunta for S ou s, o código vai para a parte de receber os dados.</text:span></text:p>
      <text:p text:style-name="P1"><text:span text:style-name="T7">Exibe uma instrução e armazena o primeiro valor como float.</text:span></text:p>
      <text:p text:style-name="P1"><text:span text:style-name="T7">Float pois não é necessariamente um numero inteiro que irá entrar.</text:span><text:span text:style-name="T8"/></text:p>
      <text:p text:style-name="P1"><text:span text:style-name="T8"><text:s text:c="2"/>valor1 = input("Insira o primeiro valor: ") # recebe primeiro valor</text:span></text:p>
      <text:p text:style-name="P1"><text:span text:style-name="T8"><text:s text:c="2"/>valor1 = float(valor1)</text:span></text:p>
      <text:p text:style-name="P1"><text:span text:style-name="T8"/></text:p>
      <text:p text:style-name="P1"><text:span text:style-name="T9">Aqui seria uma biblioteca das operações que vou disponibilizar</text:span><text:span text:style-name="T10"/></text:p>
      <text:p text:style-name="P1"><text:span text:style-name="T10"><text:s text:c="2"/>operacoes = ['1-Soma', '2-Subtração', '3-Multiplicação', '4-Divisão', '5-Potencia', '6-Raiz'] #listagem das operações disponíveis</text:span></text:p>
      <text:p text:style-name="P1"><text:span text:style-name="T10"/></text:p>
      <text:p text:style-name="P1"><text:span text:style-name="T11">Aqui é a listagem das operações que estão vinculadas a biblioteca, para o usuário ver e selecionar uma</text:span><text:span text:style-name="T12"/></text:p>
      <text:p text:style-name="P1"><text:span text:style-name="T12"><text:s text:c="2"/>print("Digite o valor correspondente a operação que deseja realizar:\n",operacoes[0], operacoes[1], operacoes[2], operacoes[3], operacoes[4], operacoes[5])</text:span></text:p>
      <text:p text:style-name="P1"><text:span text:style-name="T12"/></text:p>
      <text:p text:style-name="P1"><text:span text:style-name="T13">O usuário seleciona uma digitando um numero inteiro correspondente àquela operação</text:span></text:p>
      <text:p text:style-name="P1"><text:span text:style-name="T13">E o programa armazena a operação como inteiro mesmo</text:span><text:span text:style-name="T14"/></text:p>
      <text:p text:style-name="P1"><text:span text:style-name="T14"><text:s text:c="2"/>operacao = input() #recebe a operação a ser realizada</text:span></text:p>
      <text:p text:style-name="P1"><text:span text:style-name="T14"><text:s text:c="2"/>operacao = int(operacao)</text:span></text:p>
      <text:p text:style-name="P1"><text:span text:style-name="T14"/></text:p>
      <text:p text:style-name="P1"><text:span text:style-name="T15">O usuário digitou o primeiro valor, depois selecionou a operação, depois digitará o segundo valor. Mesma lógica de uma calculadora física com botões.</text:span></text:p>
      <text:p text:style-name="P1"><text:span text:style-name="T15">Armazenamento também será em float</text:span><text:span text:style-name="T16"/></text:p>
      <text:p text:style-name="P1"><text:span text:style-name="T16"><text:s text:c="2"/>valor2 = input("Insira o segundo valor: ") # recebe segundo valor</text:span></text:p>
      <text:p text:style-name="P1"><text:span text:style-name="T16"><text:s text:c="2"/>valor2 = float(valor2)</text:span></text:p>
      <text:p text:style-name="P1"><text:span text:style-name="T16"/></text:p>
      <text:p text:style-name="P1"><text:span text:style-name="T17">Exibição dos valores que o cliente digitou e da operação que escolheu, quase como uma janela de confirmação antes da operação.</text:span><text:span text:style-name="T18"/></text:p>
      <text:p text:style-name="P1"><text:span text:style-name="T18"><text:s text:c="2"/>print("Primeiro valor:", valor1)</text:span></text:p>
      <text:p text:style-name="P1"><text:span text:style-name="T18"><text:s text:c="2"/>print("Segundo valor:", valor2)</text:span></text:p>
      <text:p text:style-name="P1"><text:span text:style-name="T18"><text:s text:c="2"/>print("Operação escolhida:", operacoes[int(operacao)-1])</text:span></text:p>
      <text:p text:style-name="P1"><text:span text:style-name="T18"/></text:p>
      <text:p text:style-name="P1"><text:span text:style-name="T19">Programa realiza o cálculo conforme a operação escolhida</text:span><text:span text:style-name="T20"/></text:p>
      <text:p text:style-name="P1"><text:span text:style-name="T20"><text:s text:c="2"/>if operacao == 1:</text:span></text:p>
      <text:p text:style-name="P1"><text:span text:style-name="T20"><text:s text:c="4"/>resultado = valor1 + valor2</text:span></text:p>
      <text:p text:style-name="P1"><text:span text:style-name="T20"><text:s text:c="2"/>elif operacao == 2:</text:span></text:p>
      <text:p text:style-name="P1"><text:span text:style-name="T20"><text:s text:c="4"/>resultado = valor1 - valor2</text:span></text:p>
      <text:p text:style-name="P1"><text:span text:style-name="T20"><text:s text:c="2"/>elif operacao == 3:</text:span></text:p>
      <text:p text:style-name="P1"><text:span text:style-name="T20"><text:s text:c="4"/>resultado = valor1 * valor2</text:span></text:p>
      <text:p text:style-name="P1"><text:span text:style-name="T20"><text:s text:c="2"/>elif operacao == 4:</text:span></text:p>
      <text:p text:style-name="P1"><text:span text:style-name="T20"><text:s text:c="4"/>resultado = valor1 / valor2</text:span></text:p>
      <text:p text:style-name="P1"><text:span text:style-name="T20"><text:s text:c="2"/>elif operacao == 5:</text:span></text:p>
      <text:p text:style-name="P1"><text:span text:style-name="T20"><text:s text:c="4"/>resultado = valor1 ** valor2</text:span></text:p>
      <text:p text:style-name="P1"><text:span text:style-name="T20"><text:s text:c="2"/>elif operacao == 6:</text:span></text:p>
      <text:p text:style-name="P1"><text:span text:style-name="T20"><text:s text:c="4"/>resultado = valor1 ** (1/valor2)</text:span></text:p>
      <text:p text:style-name="P1"><text:span text:style-name="T21"/></text:p>
      <text:p text:style-name="P1"><text:span text:style-name="T21">Mostra para o usuário o valor da operação</text:span></text:p>
      <text:p text:style-name="P1"><text:span text:style-name="T22"><text:s text:c="2"/>print("O resultado da operação", operacoes[int(operacao)-1], "é", resultado,".")</text:span></text:p>
      <text:p text:style-name="P1"><text:span text:style-name="T22"/></text:p>
      <text:p text:style-name="P1"><text:span text:style-name="T23">Pede se o usuário quer iniciar um novo cálculo, enquanto a resposta for sim (S ou s), vai voltar para o while la de cima</text:span></text:p>
      <text:p text:style-name="P1"><text:span text:style-name="T23">Programa armazena como string pois o imput é uma letra</text:span><text:span text:style-name="T24"/></text:p>
      <text:p text:style-name="P1"><text:span text:style-name="T24"><text:s text:c="2"/>reiniciar = input ("Deseja iniciar um novo cálculo? S/N ")</text:span></text:p>
      <text:p text:style-name="P1"><text:span text:style-name="T24"><text:s text:c="2"/>reiniciar = str(reiniciar)</text:span></text:p>
      <text:p text:style-name="P1"><text:span text:style-name="T24"/></text:p>
      <text:p text:style-name="P1"><text:span text:style-name="T25">O looping do while termina aqui se a resposta for diferente de S ou s, dai vai para a próxima linha de código que é só uma despedida.</text:span><text:span text:style-name="T26"/></text:p>
      <text:p text:style-name="P1"><text:span text:style-name="T26">else:</text:span></text:p>
      <text:p text:style-name="P1"><text:span text:style-name="T26"><text:s text:c="2"/>print("Obrigado por usar a nossa calculadora, até breve.")</text:span></text:p>
      <text:p text:style-name="P1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